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  <style:text-properties officeooo:paragraph-rsid="001c8743"/>
    </style:style>
    <style:style style:name="P2" style:family="paragraph" style:parent-style-name="Standard">
      <style:paragraph-properties style:writing-mode="lr-tb"/>
      <style:text-properties officeooo:paragraph-rsid="001e3846"/>
    </style:style>
    <style:style style:name="P3" style:family="paragraph" style:parent-style-name="Standard">
      <style:paragraph-properties style:writing-mode="lr-tb"/>
      <style:text-properties officeooo:paragraph-rsid="001f8b65"/>
    </style:style>
    <style:style style:name="P4" style:family="paragraph" style:parent-style-name="Standard">
      <style:paragraph-properties style:writing-mode="lr-tb"/>
      <style:text-properties officeooo:paragraph-rsid="001fda40"/>
    </style:style>
    <style:style style:name="P5" style:family="paragraph" style:parent-style-name="Standard">
      <style:paragraph-properties style:writing-mode="lr-tb"/>
      <style:text-properties officeooo:paragraph-rsid="00206c78"/>
    </style:style>
    <style:style style:name="P6" style:family="paragraph" style:parent-style-name="Standard">
      <style:paragraph-properties style:writing-mode="lr-tb"/>
      <style:text-properties officeooo:paragraph-rsid="002071c7"/>
    </style:style>
    <style:style style:name="P7" style:family="paragraph" style:parent-style-name="Standard">
      <style:paragraph-properties style:writing-mode="lr-tb"/>
      <style:text-properties officeooo:paragraph-rsid="00219e02"/>
    </style:style>
    <style:style style:name="P8" style:family="paragraph" style:parent-style-name="Standard">
      <style:paragraph-properties style:writing-mode="lr-tb"/>
      <style:text-properties officeooo:paragraph-rsid="0022078c"/>
    </style:style>
    <style:style style:name="P9" style:family="paragraph" style:parent-style-name="Standard">
      <style:paragraph-properties style:writing-mode="lr-tb"/>
      <style:text-properties officeooo:paragraph-rsid="002338f2"/>
    </style:style>
    <style:style style:name="P10" style:family="paragraph" style:parent-style-name="Standard">
      <style:paragraph-properties style:writing-mode="lr-tb"/>
      <style:text-properties style:font-name="sans-serif" fo:font-size="12.75pt" fo:language="nb" fo:country="NO" officeooo:paragraph-rsid="001c8743"/>
    </style:style>
    <style:style style:name="P11" style:family="paragraph" style:parent-style-name="Standard">
      <style:paragraph-properties style:writing-mode="lr-tb"/>
      <style:text-properties style:font-name="sans-serif" fo:font-size="12.75pt" fo:language="nb" fo:country="NO" officeooo:paragraph-rsid="001e3846"/>
    </style:style>
    <style:style style:name="P12" style:family="paragraph" style:parent-style-name="Standard">
      <style:paragraph-properties style:writing-mode="lr-tb"/>
      <style:text-properties style:font-name="sans-serif" fo:font-size="12.75pt" fo:language="nb" fo:country="NO" officeooo:paragraph-rsid="001f8b65"/>
    </style:style>
    <style:style style:name="P13" style:family="paragraph" style:parent-style-name="Standard">
      <style:paragraph-properties style:writing-mode="lr-tb"/>
      <style:text-properties style:font-name="sans-serif" fo:font-size="12.75pt" fo:language="nb" fo:country="NO" officeooo:paragraph-rsid="001fda40"/>
    </style:style>
    <style:style style:name="P14" style:family="paragraph" style:parent-style-name="Standard">
      <style:paragraph-properties style:writing-mode="lr-tb"/>
      <style:text-properties style:font-name="sans-serif" fo:font-size="12.75pt" fo:language="nb" fo:country="NO" officeooo:paragraph-rsid="00206c78"/>
    </style:style>
    <style:style style:name="P15" style:family="paragraph" style:parent-style-name="Standard">
      <style:paragraph-properties style:writing-mode="lr-tb"/>
      <style:text-properties style:font-name="sans-serif" fo:font-size="12.75pt" fo:language="nb" fo:country="NO" officeooo:paragraph-rsid="002071c7"/>
    </style:style>
    <style:style style:name="P16" style:family="paragraph" style:parent-style-name="Standard">
      <style:paragraph-properties style:writing-mode="lr-tb"/>
      <style:text-properties style:font-name="sans-serif" fo:font-size="12.75pt" fo:language="nb" fo:country="NO" officeooo:paragraph-rsid="00219e02"/>
    </style:style>
    <style:style style:name="P17" style:family="paragraph" style:parent-style-name="Standard">
      <style:paragraph-properties style:writing-mode="lr-tb"/>
      <style:text-properties style:font-name="sans-serif" fo:font-size="12.75pt" fo:language="nb" fo:country="NO" officeooo:paragraph-rsid="0022078c"/>
    </style:style>
    <style:style style:name="P18" style:family="paragraph" style:parent-style-name="Standard">
      <style:paragraph-properties style:writing-mode="lr-tb"/>
      <style:text-properties style:font-name="sans-serif" fo:font-size="12.75pt" fo:language="nb" fo:country="NO" officeooo:paragraph-rsid="002338f2"/>
    </style:style>
    <style:style style:name="P19" style:family="paragraph" style:parent-style-name="Standard">
      <style:paragraph-properties style:writing-mode="lr-tb"/>
      <style:text-properties officeooo:paragraph-rsid="001f8b65"/>
    </style:style>
    <style:style style:name="P20" style:family="paragraph" style:parent-style-name="Standard">
      <style:paragraph-properties style:writing-mode="lr-tb"/>
      <style:text-properties fo:language="nb" fo:country="NO" officeooo:paragraph-rsid="001c8743"/>
    </style:style>
    <style:style style:name="P21" style:family="paragraph" style:parent-style-name="Standard">
      <style:paragraph-properties style:writing-mode="lr-tb"/>
      <style:text-properties fo:language="nb" fo:country="NO" officeooo:paragraph-rsid="001e3846"/>
    </style:style>
    <style:style style:name="P22" style:family="paragraph" style:parent-style-name="Standard">
      <style:paragraph-properties style:writing-mode="lr-tb"/>
      <style:text-properties fo:language="nb" fo:country="NO" officeooo:paragraph-rsid="001f8b65"/>
    </style:style>
    <style:style style:name="P23" style:family="paragraph" style:parent-style-name="Standard">
      <style:paragraph-properties style:writing-mode="lr-tb"/>
      <style:text-properties fo:language="nb" fo:country="NO" officeooo:paragraph-rsid="001fda40"/>
    </style:style>
    <style:style style:name="P24" style:family="paragraph" style:parent-style-name="Standard">
      <style:paragraph-properties style:writing-mode="lr-tb"/>
      <style:text-properties fo:language="nb" fo:country="NO" officeooo:paragraph-rsid="00206c78"/>
    </style:style>
    <style:style style:name="P25" style:family="paragraph" style:parent-style-name="Standard">
      <style:paragraph-properties style:writing-mode="lr-tb"/>
      <style:text-properties fo:language="nb" fo:country="NO" officeooo:paragraph-rsid="002071c7"/>
    </style:style>
    <style:style style:name="P26" style:family="paragraph" style:parent-style-name="Standard">
      <style:paragraph-properties style:writing-mode="lr-tb"/>
      <style:text-properties fo:language="nb" fo:country="NO" officeooo:paragraph-rsid="00219e02"/>
    </style:style>
    <style:style style:name="P27" style:family="paragraph" style:parent-style-name="Standard">
      <style:paragraph-properties style:writing-mode="lr-tb"/>
      <style:text-properties fo:language="nb" fo:country="NO" officeooo:paragraph-rsid="0022078c"/>
    </style:style>
    <style:style style:name="P28" style:family="paragraph" style:parent-style-name="Standard">
      <style:paragraph-properties style:writing-mode="lr-tb"/>
      <style:text-properties fo:language="nb" fo:country="NO" officeooo:paragraph-rsid="002338f2"/>
    </style:style>
    <style:style style:name="P29" style:family="paragraph" style:parent-style-name="Standard">
      <style:text-properties fo:language="nb" fo:country="NO"/>
    </style:style>
    <style:style style:name="P30" style:family="paragraph" style:parent-style-name="Standard">
      <style:paragraph-properties style:writing-mode="lr-tb"/>
      <style:text-properties officeooo:paragraph-rsid="002071c7"/>
    </style:style>
    <style:style style:name="T1" style:family="text">
      <style:text-properties style:font-name="sans-serif" fo:font-size="21.75pt"/>
    </style:style>
    <style:style style:name="T2" style:family="text">
      <style:text-properties style:font-name="sans-serif" fo:font-size="10.5pt"/>
    </style:style>
    <style:style style:name="T3" style:family="text">
      <style:text-properties style:font-name="sans-serif" fo:font-size="15pt"/>
    </style:style>
    <style:style style:name="T4" style:family="text">
      <style:text-properties style:font-name="sans-serif" fo:font-size="12.75pt"/>
    </style:style>
    <style:style style:name="T5" style:family="text">
      <style:text-properties style:font-name="sans-serif" fo:font-size="12.75pt" fo:language="nb" fo:country="NO"/>
    </style:style>
    <style:style style:name="T6" style:family="text">
      <style:text-properties fo:font-size="12.75pt"/>
    </style:style>
    <style:style style:name="T7" style:family="text">
      <style:text-properties fo:font-size="12.75pt" fo:language="nb" fo:country="NO"/>
    </style:style>
    <style:style style:name="T8" style:family="text">
      <style:text-properties fo:language="nb" fo:country="NO"/>
    </style:style>
  </office:automatic-styles>
  <office:body>
    <office:text text:use-soft-page-breaks="true">
      <office:forms form:automatic-focus="false" form:apply-design-mode="false">
        <form:form form:name="sqlform" form:apply-filter="true" form:enctype="multipart/formdata" form:method="post" form:control-implementation="ooo:com.sun.star.form.component.Form" office:target-frame="" xlink:href="http://import.php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bookmark text:name="page3R_mcid0"/><text:bookmark text:name="page3R_mcid1"/><text:span text:style-name="T1">Øving</text:span> <text:span text:style-name="T1">3:</text:span> <text:span text:style-name="T1">SQL del 1</text:span> <text:span text:style-name="T1">(obligatorisk)</text:span><text:bookmark text:name="page3R_mcid2"/><text:line-break/><text:span text:style-name="T2">Tore Mallaug, NTNU</text:span><text:bookmark text:name="page3R_mcid3"/><text:line-break/><text:span text:style-name="T2">Innleveringsfrist: se Blackboard</text:span><text:bookmark text:name="page3R_mcid4"/><text:line-break/><text:span text:style-name="T2">Tidligste godkjenning:</text:span> <text:span text:style-name="T2">datoer blir annonsert</text:span><text:bookmark text:name="page3R_mcid6"/><text:bookmark text:name="page3R_mcid5"/><text:line-break/><text:span text:style-name="T2">Løsningsforslag legges ut i etterkant.</text:span><text:bookmark text:name="page3R_mcid7"/><text:line-break/><text:span text:style-name="T2">Alle obligatoriske øvinger må være godkjente for å få</text:span> <text:span text:style-name="T2">karakter i emnet.</text:span></text:p>
      <text:p text:style-name="P20"><text:bookmark text:name="page3R_mcid8"/><text:line-break/><text:span text:style-name="T3">Oppgave</text:span> <text:span text:style-name="T3">1</text:span> <text:span text:style-name="T3">SQL</text:span><text:bookmark text:name="page3R_mcid9"/><text:line-break/><text:span text:style-name="T4">I denne oppgaven skal vi bruke en borettslag-databasen. Bruk følgende sql-script:</text:span><text:line-break/><text:span text:style-name="T4">byggOgBo_mysql.sql</text:span> <text:span text:style-name="T4">(tekstfil som finnes i BB). Scriptet inneholder data som oppgavene</text:span><text:line-break/><text:span text:style-name="T4">nedenfor spør etter.</text:span><text:bookmark text:name="page3R_mcid10"/><text:line-break/><text:span text:style-name="T4">Sett opp SELECT-setninger som besvarer spørsmålene nedenfor. Kun én setning pr oppgave.</text:span></text:p>
      <text:p text:style-name="P10"/>
      <text:p text:style-name="P20"><text:span text:style-name="T4">1.</text:span> <text:span text:style-name="T4">Finn alle borettslag etablert i årene 1975-1985.</text:span></text:p>
      <text:p text:style-name="P10"/>
      <text:p text:style-name="P1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<text:span text:style-name="T7"> * FROM borettslag WHERE etabl_aar BETWEEN 1975 </text:span></text:span><text:a xlink:type="simple" xlink:href="https://mysql-ait.stud.idi.ntnu.no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<text:span text:style-name="T7"> 1985 </text:span></text:span></text:p>
      <text:p text:style-name="P10"/>
      <text:p text:style-name="P10"/>
      <text:p text:style-name="P21"><text:span text:style-name="T4">2.</text:span> <text:span text:style-name="T4">Skriv ut en liste over andelseiere. Listen skal ha linjer som ser slik ut (tekster i kursiv</text:span><text:line-break/><text:span text:style-name="T4">er data fra databasen):</text:span><text:line-break/><text:span text:style-name="T4">"fornavn etternavn, ansiennitet:</text:span> <text:span text:style-name="T4">ansiennitet</text:span> <text:span text:style-name="T4">år".</text:span><text:line-break/><text:span text:style-name="T4">Listen skal være sortert på ansiennitet, de med lengst ansiennitet øverst.</text:span></text:p>
      <text:p text:style-name="P21"><text:span text:style-name="T4"/></text:p>
      <text:p text:style-name="P2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<text:span text:style-name="T7"> CONCAT(fornavn, " ", etternavn) "Navn", CONCAT(ansiennitet, " år") "Ansinnitet" FROM andelseier ORDER BY `Ansiennitet` DESC </text:span></text:span></text:p>
      <text:p text:style-name="P11"/>
      <text:p text:style-name="P22"><text:span text:style-name="T4">3.</text:span> <text:span text:style-name="T4">I hvilket år ble det eldste borettslaget etablert?</text:span></text:p>
      <text:p text:style-name="P3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<text:span text:style-name="T7"> </text:span></text:span><text:a xlink:type="simple" xlink:href="https://mysql-ait.stud.idi.ntnu.no/phpmyadmin/url.php?url=https://dev.mysql.com/doc/refman/5.5/en/group-by-functions.html#function_min" office:target-frame-name="mysql_doc" xlink:show="replace" text:style-name="Internet_20_link" text:visited-style-name="Visited_20_Internet_20_Link"><text:span text:style-name="Source_20_Text">MIN</text:span></text:a><text:span text:style-name="Source_20_Text"><text:span text:style-name="T7">(etabl_aar) FROM borettslag</text:span></text:span></text:p>
      <text:p text:style-name="P3"><text:span text:style-name="Source_20_Text"><text:span text:style-name="T8"/></text:span></text:p>
      <text:p text:style-name="P22"><text:span text:style-name="T4">4.</text:span> <text:span text:style-name="T4">Finn adressene til alle bygninger som inneholder leiligheter med minst tre rom.</text:span></text:p>
      <text:p text:style-name="P3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<text:span text:style-name="T7"> b.bygn_adr, a.ant_rom FROM leilighet a JOIN bygning b ON a.bygn_id = b.bygn_id WHERE ant_rom &gt;= 3 </text:span></text:span><text:span text:style-name="Source_20_Text"><text:span text:style-name="T7"><text:s/></text:span></text:span></text:p>
      <text:p text:style-name="P12"/>
      <text:p text:style-name="P12"/>
      <text:p text:style-name="P23"><text:span text:style-name="T4">5.</text:span> <text:span text:style-name="T4">Finn antall</text:span> <text:span text:style-name="T4">bygninger i borettslaget "Tertitten".</text:span></text:p>
      <text:p text:style-name="P4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<text:span text:style-name="T7"> </text:span></text:span><text:a xlink:type="simple" xlink:href="https://mysql-ait.stud.idi.ntnu.no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<text:span text:style-name="T7">(*) "antall bygninger i Tertitten" FROM bygning WHERE bolag_navn = "Tertitten" </text:span></text:span></text:p>
      <text:p text:style-name="P13"/>
      <text:p text:style-name="P24"><text:bookmark text:name="page3R_mcid16"/><text:line-break/></text:p>
      <text:p text:style-name="P14"/>
      <text:p text:style-name="P14"/>
      <text:p text:style-name="P14"/>
      <text:p text:style-name="P14"><text:soft-page-break/></text:p>
      <text:p text:style-name="P24"><text:span text:style-name="T4">6.</text:span> <text:span text:style-name="T4">Lag en liste som viser antall bygninger i hvert enkelt borettslag. Listen skal være</text:span><text:line-break/><text:span text:style-name="T4">sortert på borettslagsnavn. Husk at det kan finnes borettslag uten bygninger</text:span> <text:span text:style-name="T4">-</text:span> <text:span text:style-name="T4">de skal</text:span><text:line-break/><text:span text:style-name="T4">også med.</text:span></text:p>
      <text:p text:style-name="P5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<text:span text:style-name="T7"> b.bolag_navn, </text:span></text:span><text:a xlink:type="simple" xlink:href="https://mysql-ait.stud.idi.ntnu.no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<text:span text:style-name="T7">(bygn_id) FROM borettslag b </text:span></text:span><text:a xlink:type="simple" xlink:href="https://mysql-ait.stud.idi.ntnu.no/phpmyadmin/url.php?url=https://dev.mysql.com/doc/refman/5.5/en/string-functions.html#function_left" office:target-frame-name="mysql_doc" xlink:show="replace" text:style-name="Internet_20_link" text:visited-style-name="Visited_20_Internet_20_Link"><text:span text:style-name="Source_20_Text">LEFT</text:span></text:a><text:span text:style-name="Source_20_Text"><text:span text:style-name="T7"> JOIN bygning l ON b.bolag_navn = l.bolag_navn GROUP by b.bolag_navn DESC </text:span></text:span></text:p>
      <text:p text:style-name="P14"/>
      <text:p text:style-name="P14"/>
      <text:p text:style-name="P14"/>
      <text:p text:style-name="P14"/>
      <text:p text:style-name="P25"><text:span text:style-name="T4">7.</text:span> <text:span text:style-name="T4">Finn antall leiligheter i borettslaget "Tertitten".</text:span></text:p>
      <text:p text:style-name="P6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<text:span text:style-name="T7"> </text:span></text:span><text:a xlink:type="simple" xlink:href="https://mysql-ait.stud.idi.ntnu.no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<text:span text:style-name="T7">(*) "Antall leiligheter i Tertitten" FROM leilighet NATURAL JOIN bygning NATURAL JOIN borettslag WHERE bolag_navn = "Tertitten" </text:span></text:span></text:p>
      <text:p text:style-name="P6"><text:span text:style-name="Source_20_Text"><text:span text:style-name="T7"/></text:span></text:p>
      <text:p text:style-name="P15"/>
      <text:p text:style-name="P25"><text:span text:style-name="T4">8.</text:span> <text:span text:style-name="T4">Hvor høyt kan du bo i borettslaget "Tertitten"?</text:span></text:p>
      <text:p text:style-name="P6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<text:span text:style-name="T7"> </text:span></text:span><text:a xlink:type="simple" xlink:href="https://mysql-ait.stud.idi.ntnu.no/phpmyadmin/url.php?url=https://dev.mysql.com/doc/refman/5.5/en/group-by-functions.html#function_max" office:target-frame-name="mysql_doc" xlink:show="replace" text:style-name="Internet_20_link" text:visited-style-name="Visited_20_Internet_20_Link"><text:span text:style-name="Source_20_Text">MAX</text:span></text:a><text:span text:style-name="Source_20_Text"><text:span text:style-name="T7">(etasje) FROM leilighet NATURAL JOIN bygning NATURAL JOIN borettslag</text:span></text:span></text:p>
      <text:p text:style-name="P15"/>
      <text:p text:style-name="P26"><text:span text:style-name="T4">9.</text:span> <text:span text:style-name="T4">Finn navn og nummer til andelseiere som ikke har leilighet.</text:span></text:p>
      <text:p text:style-name="P7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<text:span text:style-name="T7"> fornavn, etternavn, telefon FROM andelseier a </text:span></text:span><text:a xlink:type="simple" xlink:href="https://mysql-ait.stud.idi.ntnu.no/phpmyadmin/url.php?url=https://dev.mysql.com/doc/refman/5.5/en/string-functions.html#function_left" office:target-frame-name="mysql_doc" xlink:show="replace" text:style-name="Internet_20_link" text:visited-style-name="Visited_20_Internet_20_Link"><text:span text:style-name="Source_20_Text">LEFT</text:span></text:a><text:span text:style-name="Source_20_Text"><text:span text:style-name="T7"> JOIN leilighet l ON l.and_eier_nr = a.and_eier_nr WHERE leil_nr </text:span></text:span><text:a xlink:type="simple" xlink:href="https://mysql-ait.stud.idi.ntnu.no/phpmyadmin/url.php?url=https://dev.mysql.com/doc/refman/5.5/en/comparison-operators.html#operator_is" office:target-frame-name="mysql_doc" xlink:show="replace" text:style-name="Internet_20_link" text:visited-style-name="Visited_20_Internet_20_Link"><text:span text:style-name="Source_20_Text">IS</text:span></text:a><text:span text:style-name="Source_20_Text"><text:span text:style-name="T7"> NULL </text:span></text:span></text:p>
      <text:p text:style-name="P16"/>
      <text:p text:style-name="P16"/>
      <text:p text:style-name="P27"><text:span text:style-name="T4">10.</text:span> <text:span text:style-name="T4">Finn antall andelseiere pr borettslag, sortert etter antallet. Husk at det kan finnes borettslag uten andelseiere</text:span> <text:span text:style-name="T4">-</text:span> <text:span text:style-name="T4">de skal også</text:span> <text:span text:style-name="T4">med.</text:span></text:p>
      <text:p text:style-name="P8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<text:span text:style-name="T7"> b.bolag_navn, </text:span></text:span><text:a xlink:type="simple" xlink:href="https://mysql-ait.stud.idi.ntnu.no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<text:span text:style-name="T7">(and_eier_nr) FROM borettslag b </text:span></text:span><text:a xlink:type="simple" xlink:href="https://mysql-ait.stud.idi.ntnu.no/phpmyadmin/url.php?url=https://dev.mysql.com/doc/refman/5.5/en/string-functions.html#function_left" office:target-frame-name="mysql_doc" xlink:show="replace" text:style-name="Internet_20_link" text:visited-style-name="Visited_20_Internet_20_Link"><text:span text:style-name="Source_20_Text">LEFT</text:span></text:a><text:span text:style-name="Source_20_Text"><text:span text:style-name="T7"> JOIN andelseier l ON b.bolag_navn = l.bolag_navn GROUP by b.bolag_navn DESC </text:span></text:span></text:p>
      <text:p text:style-name="P17"/>
      <text:p text:style-name="P17"/>
      <text:p text:style-name="P17"/>
      <text:p text:style-name="P27"><text:span text:style-name="T4">11.</text:span> <text:span text:style-name="T4">Skriv ut en liste over alle andelseiere. For de som har leilighet, skal</text:span><text:line-break/><text:span text:style-name="T4">leilighetsnummeret skrives ut.</text:span></text:p>
      <text:p text:style-name="P8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<text:span text:style-name="T8"> fornavn, etternavn, leil_nr FROM andelseier a </text:span></text:span><text:a xlink:type="simple" xlink:href="https://mysql-ait.stud.idi.ntnu.no/phpmyadmin/url.php?url=https://dev.mysql.com/doc/refman/5.5/en/string-functions.html#function_left" office:target-frame-name="mysql_doc" xlink:show="replace" text:style-name="Internet_20_link" text:visited-style-name="Visited_20_Internet_20_Link"><text:span text:style-name="Source_20_Text">LEFT</text:span></text:a><text:span text:style-name="Source_20_Text"><text:span text:style-name="T8"> JOIN leilighet l ON l.and_eier_nr = a.and_eier_nr </text:span></text:span></text:p>
      <text:p text:style-name="P27"/>
      <text:p text:style-name="P17"/>
      <text:p text:style-name="P27"><text:span text:style-name="T4">12.</text:span> <text:span text:style-name="T4">Hvilke borettslag har leiligheter med eksakt 4 rom?</text:span></text:p>
      <text:p text:style-name="P8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<text:span text:style-name="T7"> bolag_navn FROM borettslag NATURAL JOIN bygning NATURAL JOIN leilighet WHERE ant_rom = 4 </text:span></text:span></text:p>
      <text:p text:style-name="P17"/>
      <text:p text:style-name="P27"/>
      <text:p text:style-name="P27"/>
      <text:p text:style-name="P27"><text:soft-page-break/></text:p>
      <text:p text:style-name="P27"/>
      <text:p text:style-name="P27"/>
      <text:p text:style-name="P28"><text:span text:style-name="T4"/></text:p>
      <text:p text:style-name="P28"><text:span text:style-name="T4"/></text:p>
      <text:p text:style-name="P28"><text:span text:style-name="T4">13.</text:span> <text:span text:style-name="T4">Skriv ut en liste over antall andelseiere pr postnr og poststed, begrenset til de som bor i</text:span><text:line-break/><text:span text:style-name="T4">leiligheter tilknyttet et borettslag. Husk at postnummeret til disse er postnummeret til</text:span><text:line-break/><text:span text:style-name="T4">bygningen de bor i, og ikke postnummeret til borettslaget. Du trenger ikke ta med</text:span><text:line-break/><text:span text:style-name="T4">poststeder med 0 andelseiere.</text:span></text:p>
      <text:p text:style-name="P28"><text:span text:style-name="T4"/></text:p>
      <text:p text:style-name="P9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<text:span text:style-name="T7"> p.postnr, p.poststed, </text:span></text:span><text:a xlink:type="simple" xlink:href="https://mysql-ait.stud.idi.ntnu.no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<text:span text:style-name="T7">(a.and_eier_nr) FROM bygning b JOIN poststed p ON b.postnr = p.postnr JOIN leilighet l ON l.bygn_id = b.bygn_id JOIN andelseier a ON a.and_eier_nr = l.leil_nr GROUP BY postnr</text:span></text:span></text:p>
      <text:p text:style-name="P18"/>
      <text:p text:style-name="P28"><text:span text:style-name="T4">(Ekstraoppgave: Hva hvis vi vil ha med poststeder med</text:span><text:line-break/><text:span text:style-name="T4">0 andelseiere?)</text:span></text:p>
      <text:p text:style-name="P28"/>
      <text:p text:style-name="P9"><text:a xlink:type="simple" xlink:href="https://mysql-ait.stud.idi.ntnu.no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<text:span text:style-name="T8"> p.postnr, p.poststed, </text:span></text:span><text:a xlink:type="simple" xlink:href="https://mysql-ait.stud.idi.ntnu.no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<text:span text:style-name="T8">(a.and_eier_nr) FROM bygning b </text:span></text:span><text:a xlink:type="simple" xlink:href="https://mysql-ait.stud.idi.ntnu.no/phpmyadmin/url.php?url=https://dev.mysql.com/doc/refman/5.5/en/string-functions.html#function_right" office:target-frame-name="mysql_doc" xlink:show="replace" text:style-name="Internet_20_link" text:visited-style-name="Visited_20_Internet_20_Link"><text:span text:style-name="Source_20_Text">RIGHT</text:span></text:a><text:span text:style-name="Source_20_Text"><text:span text:style-name="T8"> JOIN poststed p ON b.postnr = p.postnr </text:span></text:span><text:a xlink:type="simple" xlink:href="https://mysql-ait.stud.idi.ntnu.no/phpmyadmin/url.php?url=https://dev.mysql.com/doc/refman/5.5/en/string-functions.html#function_left" office:target-frame-name="mysql_doc" xlink:show="replace" text:style-name="Internet_20_link" text:visited-style-name="Visited_20_Internet_20_Link"><text:span text:style-name="Source_20_Text">LEFT</text:span></text:a><text:span text:style-name="Source_20_Text"><text:span text:style-name="T8"> JOIN leilighet l ON l.bygn_id = b.bygn_id </text:span></text:span><text:a xlink:type="simple" xlink:href="https://mysql-ait.stud.idi.ntnu.no/phpmyadmin/url.php?url=https://dev.mysql.com/doc/refman/5.5/en/string-functions.html#function_left" office:target-frame-name="mysql_doc" xlink:show="replace" text:style-name="Internet_20_link" text:visited-style-name="Visited_20_Internet_20_Link"><text:span text:style-name="Source_20_Text">LEFT</text:span></text:a><text:span text:style-name="Source_20_Text"><text:span text:style-name="T8"> JOIN andelseier a ON a.and_eier_nr = l.leil_nr GROUP BY postnr</text:span></text:span>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3:00:41.321721998</meta:creation-date>
    <dc:date>2022-09-20T13:08:16.577001099</dc:date>
    <meta:editing-duration>PT35M1S</meta:editing-duration>
    <meta:editing-cycles>4</meta:editing-cycles>
    <meta:generator>LibreOffice/7.3.5.2$Linux_X86_64 LibreOffice_project/30$Build-2</meta:generator>
    <meta:document-statistic meta:table-count="0" meta:image-count="0" meta:object-count="0" meta:page-count="3" meta:paragraph-count="31" meta:word-count="550" meta:character-count="3709" meta:non-whitespace-character-count="3176"/>
  </office:meta>
</office:document-meta>
</file>